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PfG1uQF3yOqTnvrFmdr0jD8WY38KYE1U6lC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8:31:36.225676141</meta:creation-date>
    <dc:date>2022-06-30T18:32:10.579517662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3.2$Linux_X86_64 LibreOffice_project/30$Build-2</meta:generator>
  </office:meta>
</office:document-meta>
</file>